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Text_20_body" style:list-style-name="L1"/>
    <style:style style:name="P4" style:family="paragraph" style:parent-style-name="Heading_20_1">
      <style:paragraph-properties fo:break-before="pag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text:p>
      <text:p text:style-name="P2">Development Cycle For 1.0</text:p>
      <text:p text:style-name="P2"/>
      <text:h text:style-name="Heading_20_1" text:outline-level="1">Phase I – Planning and Designing</text:h>
      <text:p text:style-name="Text_20_body"><text:tab/>For this phase, we should define every single part of the IDE.</text:p>
      <text:p text:style-name="Text_20_body"><text:tab/>Also, the exact notions of PineDL should be well defined and estabilished.</text:p>
      <text:p text:style-name="Text_20_body"><text:tab/>We will also need to discuss if we're going to compile to C++ or to bytecode.</text:p>
      <text:p text:style-name="Text_20_body"><text:tab/>Basically, when <text:span text:style-name="T1">Phase I is finished</text:span>, every developer and tester should know what to expect from Pineapple 1.0. Pineapple will be tested against the conclusions of this phase. Any differences should be regarded as <text:span text:style-name="T1">Pineapple bugs</text:span>, not design document bugs, <text:span text:style-name="T1">UNLESS THERE IS A VERY GOOD REASON TO CONSIDER OTHERWISE</text:span>.</text:p>
      <text:p text:style-name="Text_20_body"><text:tab/>The documents produced in this phase are not final, but should be very close. Only small modifications should be allowed later.</text:p>
      <text:p text:style-name="Text_20_body"/>
      <text:h text:style-name="Heading_20_1" text:outline-level="1">Phase II – Coding For Alpha 7</text:h>
      <text:p text:style-name="Text_20_body"><text:tab/>Alpha 7 should have all the features in place. Also, the PineDL compiler should be stable. The API should be mostly implemented. If we choose to have a PineDL Virtual Machine, then the VM should also be relatively stable and feature-complete.</text:p>
      <text:p text:style-name="Text_20_body"><text:tab/>When Alpha 7 is released, we should be ready for heavy testing and feature freeze.</text:p>
      <text:p text:style-name="Text_20_body"><text:tab/>We should not be afraid to release Alpha 7 with some minor bugs, since we have a beta cycle later.</text:p>
      <text:p text:style-name="Text_20_body"/>
      <text:h text:style-name="Heading_20_1" text:outline-level="1">Phase III – Beta Cycle</text:h>
      <text:p text:style-name="Text_20_body"><text:tab/>For this phase, we should make sure Pineapple is well-tested. For a first beta, we should make it sure it has <text:span text:style-name="T1">EVERY SINGLE COMPONENT FULLY IMPLEMENTED</text:span>.</text:p>
      <text:p text:style-name="Text_20_body"><text:tab/>Also, we should test Pineapple against the design documents produced in Phase I. Once everythign looks fine, move to Phase IV. Phase I for 1.1 can be started at the very end of this phase.</text:p>
      <text:p text:style-name="Text_20_body"/>
      <text:h text:style-name="Heading_20_1" text:outline-level="1">Phase IV – Release Candidates And Forks</text:h>
      <text:p text:style-name="Text_20_body"><text:tab/>In this phase, we should release one Release Candidate.</text:p>
      <text:p text:style-name="Text_20_body"><text:tab/>Paralelelly, we should fork our code in SVN, pick a new codename and start working on version 1.1.</text:p>
      <text:p text:style-name="Text_20_body"><text:tab/>While phase IV is going on for 1.0, we should be at version 1.1's Phase I and maybe start Phase II.</text:p>
      <text:p text:style-name="Text_20_body"><text:tab/>Once Release Candidate bugs are fixed, we should:</text:p>
      <text:p text:style-name="Text_20_body"/>
      <text:list xml:id="list1216858313" text:style-name="L1">
        <text:list-item>
          <text:p text:style-name="P3">Release the 1.0.0 Version if we don't know of any more bugs</text:p>
        </text:list-item>
        <text:list-item>
          <text:p text:style-name="P3">Provide a Release Candidate 2 if more bugs are known.</text:p>
        </text:list-item>
      </text:list>
      <text:p text:style-name="Text_20_body"/>
      <text:p text:style-name="Text_20_body"><text:tab/>We should repeat this steps until version 1.0.0 is released. Once that happens, we enter Phase V.</text:p>
      <text:p text:style-name="Text_20_body"/>
      <text:h text:style-name="P4" text:outline-level="1">Phase V – Bug-Fixing releases</text:h>
      <text:p text:style-name="Text_20_body"><text:tab/>The moment 1.0.0 is released, 1.0 is basically dead. Only 1.0.x releases with bug fixes are allowed. Version 1.1 should already be in Phase II and moving forward.</text:p>
      <text:p text:style-name="Text_20_body"/>
      <text:h text:style-name="Heading_20_1" text:outline-level="1">Phase VI – End Of Life</text:h>
      <text:p text:style-name="Text_20_body"><text:tab/>Once 1.1.0 is released(thus entering Phase V), 1.0.x release cycle approaches the end. We can release one or two final 1.0.x releases with some bug fixes, but no more than that. From that moment forward, we should focus on 1.1.x releases and the release cycle for the next version should already be in Phase II.</text:p>
      <text:p text:style-name="Text_20_body"><text:tab/>This means that we should not attempt to support more than two releases at the same time, except for a few final End Of Life c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master-page-name="" style:default-outline-level="1">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7-01T16:22:03</dc:date>
    <meta:editing-duration>PT01H11M28S</meta:editing-duration>
    <meta:editing-cycles>5</meta:editing-cycles>
    <meta:generator>OpenOffice.org/3.0$Linux OpenOffice.org_project/300m15$Build-9379</meta:generator>
    <meta:document-statistic meta:table-count="0" meta:image-count="0" meta:object-count="0" meta:page-count="2" meta:paragraph-count="28" meta:word-count="497" meta:character-count="2763"/>
    <meta:user-defined meta:name="Info 1"/>
    <meta:user-defined meta:name="Info 2"/>
    <meta:user-defined meta:name="Info 3"/>
    <meta:user-defined meta:name="Info 4"/>
  </office:meta>
</office:document-meta>
</file>